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GSI-FUNGSI STRUKTUR LINUX</text:p>
      <text:p text:style-name="Standard"/>
      <text:p text:style-name="Standard"><text:s/>1. / – Root Directory</text:p>
      <text:p text:style-name="Standard"/>
      <text:p text:style-name="Standard">Ini merupakan direktori utama pada sistem operasi Linux, yang mana Root Directory ini membawahi direktori lainnya seperti /home, /etc, dan lain-lain.</text:p>
      <text:p text:style-name="Standard"/>
      <text:p text:style-name="Standard">Kita ambil mudahnya saja, kalau di windows, direktori ini setara dengan C:. Namun kamu jangan terlalu menyamainya, karena keduanya sangat berbeda. Di windows, partisi akan dibagi berdasarkan drive, C:, D:, E:, dan seterusnya, sedangkan di Linux, pembagian partisi berada di dalam directory Root.</text:p>
      <text:p text:style-name="Standard"/>
      <text:p text:style-name="Standard">2. /bin – Essential User Binaries</text:p>
      <text:p text:style-name="Standard"/>
      <text:p text:style-name="Standard">Direktori /bin berisikan program binner yang harus ada bila sistem yang dipasang dalam mode single-user. Aplikasi firefoc disimpan di direktori /usr/bin, lalu program penting dan utilitas lainnya seperti shell bash terletak di /bin.</text:p>
      <text:p text:style-name="Standard"/>
      <text:p text:style-name="Standard">3. /boot – Boot Files</text:p>
      <text:p text:style-name="Standard"/>
      <text:p text:style-name="Standard">Sesuai namanya, direktori /boot berisikan file-file yang dibutukan oleh sistem untuk melakukan booting. File-file seperti GRUB boot loader dan kernel Linux tersimpan di direktori ini.</text:p>
      <text:p text:style-name="Standard"/>
      <text:p text:style-name="Standard">4. /dev</text:p>
      <text:p text:style-name="Standard"/>
      <text:p text:style-name="Standard">Pada sistem operasi Linux, setiap perangkat yang terhubung akan dianggap sebagai files, dan di direktori /dev inilah file-file khusus yang mempresentasikan perangkat tersebut disimpan.Biasanya sering ditampil direktori seperti /dev/sda1 yang mewakili Drive SATA pertama dalam sistem.Linux menghadapkan perangkat sebagai file, dan direktori / dev berisi sejumlah file khusus yang merepresentasikan perangkat. Ini bukan file yang sebenarnya seperti yang kita tahu mereka, tetapi mereka muncul sebagai file – misalnya, / dev / sda merupakan SATA drive pertama dalam sistem. Jika Anda ingin partisi itu, Anda bisa mulai editor partisi dan kirim ke mengedit / dev / sda.</text:p>
      <text:p text:style-name="Standard"/>
      <text:p text:style-name="Standard">5. /etc – Configuration</text:p>
      <text:p text:style-name="Standard"/>
      <text:p text:style-name="Standard">Pada direktori inilah banyak tersimpan file-file konfigurasi yang pada umumnya bisa kamu edit sendiri menggunakan text editor.</text:p>
      <text:p text:style-name="Standard"/>
      <text:p text:style-name="Standard">6. /home</text:p>
      <text:p text:style-name="Standard"/>
      <text:p text:style-name="Standard">Pada direktori ini berisi direktori untuk masing-masing user. Misal, nama user kamu adalah “pintar”, maka kamu memiliki direktori di /home/pintar. Di direktori tersebut umumnya berisi file data-data user dan file konfigurasi user tertentu. Setiap user hanya memiliki hak akses atas direktorinya masing-masing. Untuk bisa menggunakan direktori user lain, kamu harus login dahulu sebagai super user (Root).</text:p>
      <text:p text:style-name="Standard"/>
      <text:p text:style-name="Standard">7. /lib</text:p>
      <text:p text:style-name="Standard"/>
      <text:p text:style-name="Standard">Berisi file-file penting yang dibutuhkan oleh file binari dalam direktori /bin dan /sbin. Sedangkan kumpulan file pnenting yang dibutuhkan oleh binari dalam folder /usr/bin terletak pada /usr/lib.</text:p>
      <text:p text:style-name="Standard"/>
      <text:p text:style-name="Standard"><text:soft-page-break/>8. /media – Removable MediaDirectory /media berisi subdirectory yang mewakili sebuah perangkat removable yang dimasukkan ke komputer. Misalnya, ketika kamu memasukan DVD ke komputer kamu, Linux otomatis akan membuat direktori baru di dalam /media. Anda bisa mengakses DVD tersebut dengan masuk ke direktori ini.</text:p>
      <text:p text:style-name="Standard"/>
      <text:p text:style-name="Standard">9. /mnt – Mount Point</text:p>
      <text:p text:style-name="Standard"/>
      <text:p text:style-name="Standard">Direktori /mnt merupakan tempat untuk kamu nge-mount filesystem untuk menggunakannya sementara. Saya sering memanfaatkannya ketika melakukan sharing file yang mengharuskan saya nge-mount terlebih dahulu filesystem dari windows. Biasanya saya memberi nama /mnt/windows. Namun untuk nge-mount filesystem tidak harus di direktori tersebut melainkan bisa dimana saja.</text:p>
      <text:p text:style-name="Standard"/>
      <text:p text:style-name="Standard">10. <text:s/>/root – Root Home Directory</text:p>
      <text:p text:style-name="Standard"/>
      <text:p text:style-name="Standard">Direktori ini merupakan Home-nya user Root. Bukan terletak di /home/root, melainkan folder tersendiri, yaitu di /root. Ingat ya, ini berbeda dengan /, yang merupakan sistem directori utama.</text:p>
      <text:p text:style-name="Standard"/>
      <text:p text:style-name="Standard">11. /sbin</text:p>
      <text:p text:style-name="Standard"/>
      <text:p text:style-name="Standard">Direktori /sbin mirip dengan /bin. Namun file-file yang berada di dalam direktori ini umum dioperasikan oleh Root.</text:p>
      <text:p text:style-name="Standard"/>
      <text:p text:style-name="Standard">12. /srv</text:p>
      <text:p text:style-name="Standard"/>
      <text:p text:style-name="Standard">Direktori yang dimaksudkan sebagai tempat data dari sebuah layanan yang diberikan oleh sistem. Misal, jika kamu menggunakan server Apache untuk service web, kamu bisa menyimpan file-file website tersebut di sebuah direktori di dalam /srv.</text:p>
      <text:p text:style-name="Standard"/>
      <text:p text:style-name="Standard">13. /opt – Optional PackagesDirecktory ini biasanya berisi paket software yang kamu install sendiri. Biasanya digunakan oleh software diluar repository distro tersebut.</text:p>
      <text:p text:style-name="Standard"/>
      <text:p text:style-name="Standard">14. <text:s/>/tmp</text:p>
      <text:p text:style-name="Standard"/>
      <text:p text:style-name="Standard">Tempat untuk menyimpan sementara file-file Linux. Biasanya file yang disimpan dalam directory ini akan terhapus setiap kalu me-restart komputer.</text:p>
      <text:p text:style-name="Standard"/>
      <text:p text:style-name="Standard">15. /usr </text:p>
      <text:p text:style-name="Standard"/>
      <text:p text:style-name="Standard">Berisi aplikasi dan file yang digunakan oleh pengguna, sebagai lawan aplikasi dan file yang digunakan oleh sistem. Misalnya, aplikasi non-essensial yang terletak di dalam direktori /usr/bin bukan pada /bin.</text:p>
      <text:p text:style-name="Standard"/>
      <text:p text:style-name="Standard">16. /var</text:p>
      <text:p text:style-name="Standard"/>
      <text:p text:style-name="Standard">Biasanya berisi informasi seperti log yang berada dalam /var/log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22:17:27.771568578</meta:creation-date>
    <dc:date>2023-12-26T22:18:22.689172840</dc:date>
    <meta:editing-duration>PT56S</meta:editing-duration>
    <meta:editing-cycles>1</meta:editing-cycles>
    <meta:document-statistic meta:table-count="0" meta:image-count="0" meta:object-count="0" meta:page-count="2" meta:paragraph-count="32" meta:word-count="605" meta:character-count="4293" meta:non-whitespace-character-count="3707"/>
    <meta:generator>LibreOffice/7.3.7.2$Linux_X86_64 LibreOffice_project/30$Build-2</meta:generator>
  </office:meta>
</office:document-meta>
</file>